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FIBO 'exercice n°19</text:span></text:p>
      <text:p text:style-name="P2"><text:span text:style-name="T3"><text:tab/></text:span><text:span text:style-name="T4">VARIABLE<text:s/></text:span><text:span text:style-name="T5"><text:tab/></text:span></text:p>
      <text:p text:style-name="P3"><text:span text:style-name="T5"><text:tab/><text:tab/></text:span><text:span text:style-name="T6">ENTIER:<text:s/></text:span><text:span text:style-name="T7">somme, d, ad, n,i</text:span></text:p>
      <text:p text:style-name="P3"><text:span text:style-name="T7"><text:line-break/><text:tab/></text:span><text:span text:style-name="T8">DEBUT</text:span><text:span text:style-name="T9"><text:tab/><text:line-break/><text:tab/><text:tab/></text:span><text:span text:style-name="T10">ECRIRE</text:span><text:span text:style-name="T11"><text:s/>("Saisir valeur de n :")</text:span></text:p>
      <text:p text:style-name="P3"><text:span text:style-name="T11"><text:tab/><text:tab/></text:span><text:span text:style-name="T12">LIRE</text:span><text:span text:style-name="T13"><text:s/>(n)</text:span></text:p>
      <text:p text:style-name="P3"><text:span text:style-name="T13"><text:tab/><text:tab/></text:span><text:span text:style-name="T14">SELON<text:s/></text:span><text:span text:style-name="T15">n<text:line-break/><text:tab/><text:tab/><text:tab/>1 :<text:s/></text:span><text:span text:style-name="T16">ECRIRE<text:s/></text:span><text:span text:style-name="T17">("le résultat vaut 1")<text:line-break/><text:tab/><text:tab/><text:tab/>2 :<text:s/></text:span><text:span text:style-name="T18">ECRIRE<text:s/></text:span><text:span text:style-name="T19">("Le résultat vaut 1")</text:span></text:p>
      <text:p text:style-name="P3"><text:span text:style-name="T19"/></text:p>
      <text:p text:style-name="P3"><text:span text:style-name="T19"><text:tab/><text:tab/></text:span><text:span text:style-name="T20">DEFAUT</text:span><text:span text:style-name="T21">: ad = 1<text:line-break/><text:tab/><text:tab/><text:tab/><text:s text:c="4"/>d = 1<text:line-break/><text:tab/><text:tab/><text:tab/></text:span><text:span text:style-name="T22">POUR<text:s/></text:span><text:span text:style-name="T23">i<text:s/></text:span><text:span text:style-name="T24">ALLANT<text:s/></text:span><text:span text:style-name="T25">de 3 à n<text:s/></text:span><text:span text:style-name="T26">FAIRE</text:span><text:span text:style-name="T27"/></text:p>
      <text:p text:style-name="P3"><text:span text:style-name="T27"><text:tab/><text:tab/><text:tab/><text:tab/>somme= d+ad<text:line-break/><text:tab/><text:tab/><text:tab/><text:tab/>ad=d<text:line-break/><text:tab/><text:tab/><text:tab/><text:tab/>d= somme<text:line-break/><text:tab/><text:tab/><text:tab/></text:span><text:span text:style-name="T28">FIN_POUR</text:span><text:span text:style-name="T29"><text:line-break/><text:tab/><text:tab/><text:tab/></text:span><text:span text:style-name="T30">ECRIRE<text:s/></text:span><text:span text:style-name="T31">("RESULTAT" +d)</text:span></text:p>
      <text:p text:style-name="P3"><text:span text:style-name="T31"><text:tab/><text:tab/></text:span><text:span text:style-name="T32">FIN_SELON</text:span><text:span text:style-name="T33"/></text:p>
      <text:p text:style-name="P4"><text:span text:style-name="T33"><text:tab/></text:span><text:span text:style-name="T34">FI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